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PAUCARA QUISPE, CARLOS OCTAV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EL PEDREGAL</text:span></text:p>
      <text:p text:style-name="P5"/>
      <text:p text:style-name="P5">Recojo: <text:span text:style-name="T3">PAUCARA QUISPE CARLOS OCTAV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6:17:1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